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SizeException.UnknownSiz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Header( Map headers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ParsedHeaders( String headerPar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leUploadBase.createItem( Map headers , boolean isForm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UploadBase.getFileName( Map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parseHeaders( String headerP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UploadBase.setHeader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FieldName( String pContentDis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UploadBase.setProgressListener( ProgressListener p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Progress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OFileUploadException.IOFileUploadException( String pMsg , IOException p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ploadBase.getItemIterator( Request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Exception.getPermitte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FileName( FileItem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setFileSizeMax( long fileSize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Size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FieldName( FileItem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ContentTypeException.InvalidContentTyp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ContentTypeException.InvalidContentTyp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ItemIteratorImpl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ItemStreamImpl.setHeaders( FileItemHeaders p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StreamImpl.isForm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parseHeaderLine( FileItemHeadersImpl headers , String h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ItemStreamImpl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IOException.FileUploadIOException( FileUploadException p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parseEndOfLine( String headerPart , int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UploadBase.isMultipartContent( HttpServlet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Stream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IteratorImpl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ItemStreamImpl.open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knownSizeException.UnknownSiz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LimitExceededException.SizeLimitExceed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StreamImpl.FileItemStreamImpl( String pName , String pFieldName , String pContentType , boolean pFormField , long pContent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izeLimitExceededException.SizeLimitExceed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Boundary( String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UploadBase.getFieldName( Map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FileSize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StreamImpl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FileName( String pContentDisposi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OFileUpload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parseRequest( RequestContext ct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ileUploadBase.setSizeMax( long size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LimitExceededException.SizeLimitExceededException( String message , long actual , long permit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Stream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IO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izeLimitExceededException.FileSizeLimitExceededException( String message , long actual , long permit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zeException.SizeException( String message , long actual , long permit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zeException.getActua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Base.getHead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IteratorImpl.raiseError( long pSizeMax , long p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ItemStreamImpl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IteratorImpl.getContentLength( FileItemHeaders p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UploadBase.parseRequest( HttpServlet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temIteratorImpl.findNextItem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FileItemStreamImpl.raiseError( long pSizeMax , long p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ItemIteratorImpl.FileItemIteratorImpl( RequestContext ct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FileUploadBase.isMultipartContent( Request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UploadBase.newFileItem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